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0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7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18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19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0" style:family="paragraph" style:parent-style-name="Standard">
      <style:text-properties style:font-name="Times New Roman" fo:font-size="10pt" style:font-size-asian="10pt" style:font-size-complex="10pt"/>
    </style:style>
    <style:style style:name="P21" style:family="paragraph" style:parent-style-name="Default_20_Text">
      <style:text-properties style:font-name="Times New Roman"/>
    </style:style>
    <style:style style:name="P2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Default_20_Text">
      <style:text-properties style:font-name="Times New Roman" fo:font-size="10pt" style:font-size-asian="10pt" style:font-size-complex="10pt"/>
    </style:style>
    <style:style style:name="P24" style:family="paragraph" style:parent-style-name="Default_20_Text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officeooo:rsid="00172ccb"/>
    </style:style>
    <style:style style:name="T3" style:family="text">
      <style:text-properties officeooo:rsid="00191876"/>
    </style:style>
    <style:style style:name="T4" style:family="text">
      <style:text-properties officeooo:rsid="001a22d5"/>
    </style:style>
    <style:style style:name="T5" style:family="text">
      <style:text-properties officeooo:rsid="001aa152"/>
    </style:style>
    <style:style style:name="T6" style:family="text">
      <style:text-properties fo:color="#0000ff" style:font-name="Times New Roman" fo:font-weight="bold" style:font-weight-asian="bold" style:font-weight-complex="bold"/>
    </style:style>
    <style:style style:name="T7" style:family="text">
      <style:text-properties fo:color="#0000ff" style:font-name="Times New Roman" fo:font-weight="bold" officeooo:rsid="001aa152" style:font-weight-asian="bold" style:font-weight-complex="bold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6">TEMPLATE DOCUMENT FOR </text:span><text:span text:style-name="T7">TICKET</text:span></text:p>
      <text:p text:style-name="P2"/>
      <text:p text:style-name="P12">This is an ODT template document used to generate personalized documents for your customers or suppliers.</text:p>
      <text:p text:style-name="P12"/>
      <text:p text:style-name="P10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20">mycompany_country_code = {mycompany_country_code}</text:p>
      <text:p text:style-name="P20">mycompany_state = {mycompany_state}</text:p>
      <text:p text:style-name="P20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20">mycompany_idprof5 = {mycompany_idprof5}</text:p>
      <text:p text:style-name="P20">mycompany_idprof6 = {mycompany_idprof6}</text:p>
      <text:p text:style-name="P4">mycompany_vatnumber = {mycompany_vatnumber}</text:p>
      <text:p text:style-name="P4">mycompany_note_<text:span text:style-name="T4">private</text:span> = <text:span text:style-name="T4">{mycompany_note_private}</text:span></text:p>
      <text:p text:style-name="P4">...</text:p>
      <text:p text:style-name="P5"/>
      <text:p text:style-name="P6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20">company_country_code = {company_country_code}</text:p>
      <text:p text:style-name="P20">company_state = {company_state}</text:p>
      <text:p text:style-name="P20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20">company_idprof5 = {company_idprof5}</text:p>
      <text:p text:style-name="P20">company_idprof6 = {company_idprof6}</text:p>
      <text:p text:style-name="P4">company_vatnumber = {company_vatnumber}</text:p>
      <text:p text:style-name="P5">company_note_<text:span text:style-name="T3">private</text:span> = <text:span text:style-name="T3">{company_note_private}</text:span></text:p>
      <text:p text:style-name="P5">…</text:p>
      <text:p text:style-name="P2"><text:soft-page-break/></text:p>
      <text:p text:style-name="P6">User information:</text:p>
      <text:p text:style-name="P8">myuser_lastname = {myuser_lastname}</text:p>
      <text:p text:style-name="P8">myuser_firstname = {myuser_firstname}</text:p>
      <text:p text:style-name="P8">myuser_login = {myuser_login}</text:p>
      <text:p text:style-name="P8">myuser_email = {myuser_email}</text:p>
      <text:p text:style-name="P18">[!-- IF {myuser_email} --]</text:p>
      <text:p text:style-name="P18">My email is defined to {myuser_email}</text:p>
      <text:p text:style-name="P19">[!-- ELSE {myuser_email} --]</text:p>
      <text:p text:style-name="P18">My email is NO<text:span text:style-name="T2">T</text:span> defined</text:p>
      <text:p text:style-name="P18">[!-- ENDIF {myuser_email} --]</text:p>
      <text:p text:style-name="P22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note_private = {object_note_private}</text:p>
      <text:p text:style-name="P4">object_note = {object_note}</text:p>
      <text:p text:style-name="P4"><text:span text:style-name="T8">...</text:span></text:p>
      <text:p text:style-name="P2"/>
      <text:p text:style-name="P2"/>
      <text:p text:style-name="P2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6T18:57:37.843151889</dc:date>
    <meta:editing-duration>PT5H37M10S</meta:editing-duration>
    <meta:editing-cycles>69</meta:editing-cycles>
    <meta:generator>LibreOffice/6.4.6.2$Linux_X86_64 LibreOffice_project/40$Build-2</meta:generator>
    <meta:document-statistic meta:table-count="0" meta:image-count="0" meta:object-count="0" meta:page-count="2" meta:paragraph-count="83" meta:word-count="314" meta:character-count="3110" meta:non-whitespace-character-count="2881"/>
    <meta:user-defined meta:name="Información 1"/>
    <meta:user-defined meta:name="Información 2"/>
    <meta:user-defined meta:name="Información 3"/>
    <meta:user-defined meta:name="Información 4"/>
  </office:meta>
</office:document-meta>
</file>